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CASTILLO, YUVIXA MARISO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815187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CASTILLO, YUVIXA MARIS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1518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56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738456</text:p>
          </table:table-cell>
          <table:table-cell table:style-name="Tabla2.A2" office:value-type="string">
            <text:p text:style-name="P9">206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14:14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